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cm"/>
    </style:style>
    <style:style style:name="gr5" style:family="graphic" style:parent-style-name="standard">
      <style:graphic-properties draw:stroke="dash" draw:stroke-dash="Ultrafine_20_Dashed" draw:marker-start="Arrowheads_20_1" draw:marker-start-width="0.3cm" draw:marker-end="Arrowheads_20_1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1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735cm" svg:height="12.239cm" svg:x="2.581cm" svg:y="2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03cm" svg:height="7.899cm" svg:x="3.402cm" svg:y="3.36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73cm" svg:height="0.962cm" svg:x="16.736cm" svg:y="2.894cm">
          <draw:text-box>
            <text:p text:style-name="P2"><text:span text:style-name="T1">Parent</text:span></text:p>
          </draw:text-box>
        </draw:frame>
        <draw:frame draw:style-name="gr4" draw:text-style-name="P2" draw:layer="layout" svg:width="1.95cm" svg:height="0.962cm" svg:x="8.993cm" svg:y="3.48cm">
          <draw:text-box>
            <text:p text:style-name="P2"><text:span text:style-name="T1">Child</text:span></text:p>
          </draw:text-box>
        </draw:frame>
        <draw:line draw:style-name="gr5" draw:text-style-name="P1" draw:layer="layout" svg:x1="6.882cm" svg:y1="11.457cm" svg:x2="6.882cm" svg:y2="14.741cm">
          <text:p/>
        </draw:line>
        <draw:line draw:style-name="gr5" draw:text-style-name="P1" draw:layer="layout" svg:x1="3.793cm" svg:y1="3.559cm" svg:x2="3.793cm" svg:y2="10.675cm">
          <text:p/>
        </draw:line>
        <draw:line draw:style-name="gr5" draw:text-style-name="P1" draw:layer="layout" svg:x1="3.832cm" svg:y1="10.95cm" svg:x2="10.753cm" svg:y2="10.949cm">
          <text:p/>
        </draw:line>
        <draw:line draw:style-name="gr5" draw:text-style-name="P1" draw:layer="layout" svg:x1="11.418cm" svg:y1="7.39cm" svg:x2="18.925cm" svg:y2="7.39cm">
          <text:p/>
        </draw:line>
        <draw:frame draw:style-name="gr6" draw:layer="layout" svg:width="6.852cm" svg:height="1.717cm" svg:x="4.068cm" svg:y="9.15cm">
          <draw:text-box>
            <text:p><text:span text:style-name="T2">hshrink</text:span> (0 – 100%)</text:p>
            <text:p><text:span text:style-name="T2">hsize</text:span> (minimal width)</text:p>
          </draw:text-box>
        </draw:frame>
        <draw:frame draw:style-name="gr6" draw:layer="layout" svg:width="7.102cm" svg:height="1.717cm" svg:x="3.794cm" svg:y="4.772cm">
          <draw:text-box>
            <text:p><text:span text:style-name="T2">vshrink</text:span> (0 – 100%)</text:p>
            <text:p><text:span text:style-name="T2">vsize</text:span> (minimal height)</text:p>
          </draw:text-box>
        </draw:frame>
        <draw:frame draw:style-name="gr6" draw:layer="layout" svg:width="8.059cm" svg:height="1.717cm" svg:x="6.884cm" svg:y="12.162cm">
          <draw:text-box>
            <text:p><text:span text:style-name="T2">valign: top</text:span> (0%)</text:p>
            <text:p><text:span text:style-name="T2"><text:s text:c="8"/></text:span><text:span text:style-name="T2">bottom</text:span> (100%)</text:p>
          </draw:text-box>
        </draw:frame>
        <draw:frame draw:style-name="gr6" draw:layer="layout" svg:width="7.678cm" svg:height="1.717cm" svg:x="11.499cm" svg:y="5.359cm">
          <draw:text-box>
            <text:p><text:span text:style-name="T2">halign: left</text:span> (0%)</text:p>
            <text:p><text:span text:style-name="T2"><text:s text:c="8"/></text:span><text:span text:style-name="T2">right</text:span> (100%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Klint</meta:initial-creator>
    <meta:creation-date>2010-10-12T09:36:43</meta:creation-date>
    <dc:date>2011-09-06T22:12:48</dc:date>
    <meta:editing-duration>PT20M29S</meta:editing-duration>
    <meta:editing-cycles>6</meta:editing-cycles>
    <meta:generator>LibreOffice/3.4$Unix LibreOffice_project/340m1$Build-203</meta:generator>
    <meta:document-statistic meta:object-count="12"/>
  </office:meta>
</office:document-meta>
</file>